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A000002FB6AE8CBFA.png"/>
  <manifest:file-entry manifest:media-type="image/png" manifest:full-path="Pictures/1000000000000468000002F36AB9301D.png"/>
  <manifest:file-entry manifest:media-type="image/png" manifest:full-path="Pictures/1000000000000469000002F765414933.png"/>
  <manifest:file-entry manifest:media-type="image/png" manifest:full-path="Pictures/1000000000000469000002F8AB8766CE.png"/>
  <manifest:file-entry manifest:media-type="image/png" manifest:full-path="Pictures/1000000000000467000002EECBE730FC.png"/>
  <manifest:file-entry manifest:media-type="image/png" manifest:full-path="Pictures/100000000000046A000002F346A2A8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fill="hatch" draw:fill-hatch-name="Blue_20_Triple_20_90_20_Degrees" draw:fill-hatch-solid="tru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Open Sans'" style:font-family-generic="swiss" style:font-pitch="variable"/>
    </style:style>
    <style:style style:name="T1" style:family="text">
      <style:text-properties fo:font-family="'Open Sans'" style:font-family-generic="swiss" style:font-pitch="variable" fo:font-size="14pt" style:font-size-asian="14pt" style:font-size-complex="14pt"/>
    </style:style>
    <style:style style:name="T2" style:family="text">
      <style:text-properties fo:font-family="'Open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2" draw:text-style-name="P2" draw:layer="layout" svg:width="2.1cm" svg:height="1.2cm" svg:x="2.8cm" svg:y="10.2cm">
          <text:p text:style-name="P1"><text:span text:style-name="T1">Filters</text:span></text:p>
        </draw:rect>
        <draw:rect draw:style-name="gr2" draw:text-style-name="P3" draw:layer="layout" svg:width="2.4cm" svg:height="1.6cm" svg:x="10.7cm" svg:y="7.7cm">
          <text:p text:style-name="P1"><text:span text:style-name="T2"><text:line-break/></text:span><text:span text:style-name="T1">Filter </text:span></text:p>
          <text:p text:style-name="P1"><text:span text:style-name="T1">results</text:span></text:p>
          <text:p text:style-name="P1"><text:span text:style-name="T2"/></text:p>
        </draw:rect>
        <draw:rect draw:style-name="gr2" draw:text-style-name="P3" draw:layer="layout" svg:width="2.4cm" svg:height="1.4cm" svg:x="25.4cm" svg:y="6.6cm">
          <text:p text:style-name="P1"><text:span text:style-name="T2"><text:line-break/></text:span><text:span text:style-name="T1">Task view</text:span></text:p>
          <text:p text:style-name="P1"><text:span text:style-name="T2"/></text:p>
        </draw:rect>
        <draw:line draw:style-name="gr3" draw:text-style-name="P1" draw:layer="layout" svg:x1="4cm" svg:y1="10.1cm" svg:x2="3.7cm" svg:y2="7.7cm">
          <text:p/>
        </draw:line>
        <draw:line draw:style-name="gr3" draw:text-style-name="P1" draw:layer="layout" svg:x1="11.9cm" svg:y1="7.6cm" svg:x2="10.6cm" svg:y2="6.2cm">
          <text:p/>
        </draw:line>
        <draw:line draw:style-name="gr3" draw:text-style-name="P1" draw:layer="layout" svg:x1="25.3cm" svg:y1="7.4cm" svg:x2="22.6cm" svg:y2="8.5cm">
          <text:p/>
        </draw:line>
      </draw:page>
      <draw:page draw:name="page2" draw:style-name="dp1" draw:master-page-name="Default">
        <draw:frame draw:style-name="gr1" draw:text-style-name="P1" draw:layer="layout" svg:width="29.897cm" svg:height="19.975cm" svg:x="0.153cm" svg:y="0.101cm">
          <draw:image xlink:href="Pictures/100000000000046A000002F346A2A842.png" xlink:type="simple" xlink:show="embed" xlink:actuate="onLoad">
            <text:p/>
          </draw:image>
        </draw:frame>
        <draw:rect draw:style-name="gr2" draw:text-style-name="P2" draw:layer="layout" svg:width="2.9cm" svg:height="1.3cm" svg:x="7cm" svg:y="5.2cm">
          <text:p text:style-name="P1"><text:span text:style-name="T1">Toggle view</text:span></text:p>
        </draw:rect>
        <draw:line draw:style-name="gr4" draw:text-style-name="P1" draw:layer="layout" svg:x1="9.2cm" svg:y1="5.1cm" svg:x2="13.4cm" svg:y2="1.8cm">
          <text:p/>
        </draw:line>
        <draw:line draw:style-name="gr4" draw:text-style-name="P1" draw:layer="layout" svg:x1="9.9cm" svg:y1="5.1cm" svg:x2="14cm" svg:y2="2cm">
          <text:p/>
        </draw:line>
        <draw:line draw:style-name="gr4" draw:text-style-name="P1" draw:layer="layout" svg:x1="8cm" svg:y1="5.1cm" svg:x2="5.2cm" svg:y2="2cm">
          <text:p/>
        </draw:line>
        <draw:rect draw:style-name="gr2" draw:text-style-name="P2" draw:layer="layout" svg:width="4.5cm" svg:height="1.3cm" svg:x="20cm" svg:y="5.1cm">
          <text:p text:style-name="P1"><text:span text:style-name="T1">Focus on task form</text:span></text:p>
        </draw:rect>
        <draw:line draw:style-name="gr4" draw:text-style-name="P1" draw:layer="layout" svg:x1="21.8cm" svg:y1="5cm" svg:x2="15cm" svg:y2="1.9cm">
          <text:p/>
        </draw:line>
      </draw:page>
      <draw:page draw:name="page3" draw:style-name="dp1" draw:master-page-name="Default">
        <draw:frame draw:style-name="gr1" draw:text-style-name="P1" draw:layer="layout" svg:width="29.87cm" svg:height="20.107cm" svg:x="0.146cm" svg:y="0cm">
          <draw:image xlink:href="Pictures/1000000000000469000002F8AB8766CE.png" xlink:type="simple" xlink:show="embed" xlink:actuate="onLoad">
            <text:p/>
          </draw:image>
        </draw:frame>
        <draw:line draw:style-name="gr4" draw:text-style-name="P1" draw:layer="layout" svg:x1="21.4cm" svg:y1="0.7cm" svg:x2="17.1cm" svg:y2="3.8cm">
          <text:p/>
        </draw:line>
      </draw:page>
      <draw:page draw:name="page4" draw:style-name="dp1" draw:master-page-name="Default">
        <draw:frame draw:style-name="gr1" draw:text-style-name="P1" draw:layer="layout" svg:width="29.897cm" svg:height="20.187cm" svg:x="0.191cm" svg:y="0cm">
          <draw:image xlink:href="Pictures/100000000000046A000002FB6AE8CBFA.png" xlink:type="simple" xlink:show="embed" xlink:actuate="onLoad">
            <text:p/>
          </draw:image>
        </draw:frame>
        <draw:line draw:style-name="gr4" draw:text-style-name="P1" draw:layer="layout" svg:x1="19.7cm" svg:y1="0.7cm" svg:x2="14.2cm" svg:y2="2.9cm">
          <text:p/>
        </draw:line>
      </draw:page>
      <draw:page draw:name="page5" draw:style-name="dp1" draw:master-page-name="Default">
        <draw:frame draw:style-name="gr5" draw:text-style-name="P1" draw:layer="layout" svg:width="29.87cm" svg:height="20.081cm" svg:x="0.065cm" svg:y="0cm">
          <draw:image xlink:href="Pictures/1000000000000469000002F76541493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6" draw:text-style-name="P1" draw:layer="layout" svg:width="16.05cm" svg:height="18.5cm" svg:x="13.75cm" svg:y="1.3cm">
          <text:p/>
        </draw:rect>
      </draw:page>
      <draw:page draw:name="page7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6" draw:text-style-name="P1" draw:layer="layout" svg:width="8.9cm" svg:height="1cm" svg:x="13.9cm" svg:y="5.4cm">
          <text:p/>
        </draw:rect>
        <draw:line draw:style-name="gr4" draw:text-style-name="P1" draw:layer="layout" svg:x1="24.3cm" svg:y1="5.6cm" svg:x2="22.6cm" svg:y2="5.9cm">
          <text:p/>
        </draw:line>
      </draw:page>
      <draw:page draw:name="page8" draw:style-name="dp1" draw:master-page-name="Default">
        <draw:frame draw:style-name="gr5" draw:text-style-name="P1" draw:layer="layout" svg:width="29.844cm" svg:height="19.975cm" svg:x="0.078cm" svg:y="0cm">
          <draw:image xlink:href="Pictures/1000000000000468000002F36AB9301D.png" xlink:type="simple" xlink:show="embed" xlink:actuate="onLoad">
            <text:p/>
          </draw:image>
        </draw:frame>
        <draw:line draw:style-name="gr4" draw:text-style-name="P1" draw:layer="layout" svg:x1="2cm" svg:y1="1.8cm" svg:x2="3.4cm" svg:y2="1.7cm">
          <text:p/>
        </draw:line>
      </draw:page>
      <draw:page draw:name="page9" draw:style-name="dp1" draw:master-page-name="Default">
        <draw:frame draw:style-name="gr5" draw:text-style-name="P1" draw:layer="layout" svg:width="29.818cm" svg:height="19.843cm" svg:x="0.091cm" svg:y="0cm">
          <draw:image xlink:href="Pictures/1000000000000467000002EECBE730FC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4cm" svg:height="0.9cm" svg:x="10.5cm" svg:y="0.2cm">
          <text:p/>
        </draw:rect>
      </draw:page>
      <draw:page draw:name="page11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11.2cm" svg:height="0.8cm" svg:x="15.2cm" svg:y="1.2cm">
          <text:p/>
        </draw:rect>
      </draw:page>
      <draw:page draw:name="page12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7.5cm" svg:height="0.8cm" svg:x="5.4cm" svg:y="1.2cm">
          <text:p/>
        </draw:rect>
      </draw:page>
      <draw:page draw:name="page13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3.6cm" svg:height="0.8cm" svg:x="22.9cm" svg:y="5.5cm">
          <text:p/>
        </draw:rect>
        <draw:rect draw:style-name="gr7" draw:text-style-name="P1" draw:layer="layout" svg:width="16cm" svg:height="12.7cm" svg:x="13.8cm" svg:y="6.3cm">
          <text:p/>
        </draw:rect>
      </draw:page>
      <draw:page draw:name="page14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7.9cm" svg:height="1.6cm" svg:x="5.4cm" svg:y="2.1cm">
          <text:p/>
        </draw:rect>
      </draw:page>
      <draw:page draw:name="page15" draw:style-name="dp1" draw:master-page-name="Default">
        <draw:frame draw:style-name="gr1" draw:text-style-name="P1" draw:layer="layout" svg:width="29.897cm" svg:height="19.975cm" svg:x="0.052cm" svg:y="0cm">
          <draw:image xlink:href="Pictures/100000000000046A000002F346A2A842.png" xlink:type="simple" xlink:show="embed" xlink:actuate="onLoad">
            <text:p/>
          </draw:image>
        </draw:frame>
        <draw:rect draw:style-name="gr7" draw:text-style-name="P1" draw:layer="layout" svg:width="7.9cm" svg:height="1.6cm" svg:x="5.4cm" svg:y="5.9cm">
          <text:p/>
        </draw:rect>
        <draw:rect draw:style-name="gr7" draw:text-style-name="P1" draw:layer="layout" svg:width="7.9cm" svg:height="1.6cm" svg:x="5.4cm" svg:y="9.8cm">
          <text:p/>
        </draw:rect>
        <draw:rect draw:style-name="gr7" draw:text-style-name="P1" draw:layer="layout" svg:width="7.9cm" svg:height="1.6cm" svg:x="5.4cm" svg:y="13.7cm">
          <text:p/>
        </draw:rect>
        <draw:rect draw:style-name="gr7" draw:text-style-name="P1" draw:layer="layout" svg:width="7.9cm" svg:height="1.6cm" svg:x="5.4cm" svg:y="17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40:38.53</meta:creation-date>
    <dc:date>2017-07-13T11:28:07.83</dc:date>
    <meta:editing-duration>PT1H41M24S</meta:editing-duration>
    <meta:editing-cycles>27</meta:editing-cycles>
    <meta:generator>OpenOffice/4.1.2$Win32 OpenOffice.org_project/412m3$Build-9782</meta:generator>
    <meta:document-statistic meta:object-count="43"/>
  </office:meta>
</office:document-meta>
</file>